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Arial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8</text:p>
          </table:table-cell>
          <table:table-cell office:value-type="string" calcext:value-type="string">
            <text:p>Cross Cultural Commun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26" calcext:value-type="float">
            <text:p>20220012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275</text:p>
          </table:table-cell>
          <table:table-cell office:value-type="string" calcext:value-type="string">
            <text:p>Chamber Ch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36" calcext:value-type="float">
            <text:p>20220013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42" calcext:value-type="float">
            <text:p>20220014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C211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54" calcext:value-type="float">
            <text:p>2022001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207</text:p>
          </table:table-cell>
          <table:table-cell office:value-type="string" calcext:value-type="string">
            <text:p>Music Mini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7" calcext:value-type="float">
            <text:p>202200177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Human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10</text:p>
          </table:table-cell>
          <table:table-cell office:value-type="string" calcext:value-type="string">
            <text:p>Seminar in Character 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78" calcext:value-type="float">
            <text:p>202200178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3256</text:p>
          </table:table-cell>
          <table:table-cell office:value-type="string" calcext:value-type="string">
            <text:p>Grammar and Essay Wri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H120</text:p>
          </table:table-cell>
          <table:table-cell office:value-type="string" calcext:value-type="string">
            <text:p>Pre-Calcu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185" calcext:value-type="float">
            <text:p>202200185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L152</text:p>
          </table:table-cell>
          <table:table-cell office:value-type="string" calcext:value-type="string">
            <text:p>General Biology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41</text:p>
          </table:table-cell>
          <table:table-cell office:value-type="string" calcext:value-type="string">
            <text:p>Mathematics for Life, Calculu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46" calcext:value-type="float">
            <text:p>202200246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Life and Teachings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nformation Systems Secur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Artificial Intellig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202200254" calcext:value-type="float">
            <text:p>202200254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C211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C212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C381</text:p>
          </table:table-cell>
          <table:table-cell office:value-type="string" calcext:value-type="string">
            <text:p>Choral Conduc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Emerging Topics in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361</text:p>
          </table:table-cell>
          <table:table-cell office:value-type="string" calcext:value-type="string">
            <text:p>Fundamentals of Music Edu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370</text:p>
          </table:table-cell>
          <table:table-cell office:value-type="string" calcext:value-type="string">
            <text:p>Piano Pedagogy &amp; Practic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72" calcext:value-type="float">
            <text:p>20220027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GL237</text:p>
          </table:table-cell>
          <table:table-cell office:value-type="string" calcext:value-type="string">
            <text:p>Asian Liter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GL262</text:p>
          </table:table-cell>
          <table:table-cell office:value-type="string" calcext:value-type="string">
            <text:p>Digital Tools and Skills for Workpla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200292" calcext:value-type="float">
            <text:p>202200292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3" calcext:value-type="float">
            <text:p>20230015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ssential Skills for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4" calcext:value-type="float">
            <text:p>202300154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5" calcext:value-type="float">
            <text:p>202300155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58" calcext:value-type="float">
            <text:p>20230015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1" calcext:value-type="float">
            <text:p>20230018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188" calcext:value-type="float">
            <text:p>20230018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3" calcext:value-type="float">
            <text:p>202300203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Human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06" calcext:value-type="float">
            <text:p>202300206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0" calcext:value-type="float">
            <text:p>202300210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1" calcext:value-type="float">
            <text:p>202300211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ELEC</text:p>
          </table:table-cell>
          <table:table-cell office:value-type="string" calcext:value-type="string">
            <text:p>Free Electi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Reli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MNT210</text:p>
          </table:table-cell>
          <table:table-cell office:value-type="string" calcext:value-type="string">
            <text:p>Appreciation of Fine 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Emerging Topics in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float" office:value="202300212" calcext:value-type="float">
            <text:p>202300212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</table:table>
      <table:named-expressions/>
      <table:database-ranges>
        <table:database-range table:name="__Anonymous_Sheet_DB__0" table:target-range-address="Sheet1.A1:Sheet1.H59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1:38:01.579119623</meta:creation-date>
    <dc:date>2025-11-03T10:13:24.987579746</dc:date>
    <meta:editing-duration>P2DT22H35M21S</meta:editing-duration>
    <meta:editing-cycles>7</meta:editing-cycles>
    <meta:generator>LibreOffice/24.2.7.2$Linux_X86_64 LibreOffice_project/420$Build-2</meta:generator>
    <meta:document-statistic meta:table-count="1" meta:cell-count="4760" meta:object-count="0"/>
  </office:meta>
</office:document-meta>
</file>